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31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eismic Detectio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Detection of the seismic activity on Moon an Mars.</text:p>
          </draw:text-box>
        </draw:frame>
        <draw:frame draw:style-name="gr1" draw:text-style-name="P3" draw:layer="layout" svg:width="7.668cm" svg:height="1.681cm" svg:x="19.5cm" svg:y="13.5cm">
          <draw:text-box>
            <text:p text:style-name="P2">Vladimir Zhuravlev</text:p>
            <text:p text:style-name="P2">«Ultimate Space Team»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escrip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baseline notebook, that was provided by organizers, was extended by the evolutionary algorithm. The parameters of the STA/LTA algorithm are now adjusted by the differential_evoltution from the scipy package. Both lunar and mars data are used her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ood luck!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3:21:59.821746234</meta:creation-date>
    <dc:date>2024-10-08T15:33:02.504750464</dc:date>
    <meta:editing-duration>PT8M30S</meta:editing-duration>
    <meta:editing-cycles>7</meta:editing-cycles>
    <meta:generator>LibreOffice/24.2.5.2$Linux_X86_64 LibreOffice_project/420$Build-2</meta:generator>
    <meta:document-statistic meta:object-count="34"/>
  </office:meta>
</office:document-meta>
</file>